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/*</text:p>
      <text:p text:style-name="Standard"><text:s/>* created by Rui Santos, https://randomnerdtutorials.com</text:p>
      <text:p text:style-name="Standard"><text:s/>* </text:p>
      <text:p text:style-name="Standard"><text:s/>* Complete Guide for Ultrasonic Sensor HC-SR04</text:p>
      <text:p text:style-name="Standard"><text:s/>*</text:p>
      <text:p text:style-name="Standard"><text:s text:c="4"/>Ultrasonic sensor Pins:</text:p>
      <text:p text:style-name="Standard"><text:s text:c="8"/>VCC: +5VDC</text:p>
      <text:p text:style-name="Standard"><text:s text:c="8"/>Trig : Trigger (INPUT) - Pin11</text:p>
      <text:p text:style-name="Standard"><text:s text:c="8"/>Echo: Echo (OUTPUT) - Pin 12</text:p>
      <text:p text:style-name="Standard"><text:s text:c="8"/>GND: GND</text:p>
      <text:p text:style-name="Standard"><text:s/>*/</text:p>
      <text:p text:style-name="Standard"><text:s/></text:p>
      <text:p text:style-name="Standard">int senPin = 9; </text:p>
      <text:p text:style-name="Standard">int senPins[] = {9, 10}; <text:s text:c="2"/></text:p>
      <text:p text:style-name="Standard">long duration, cm, inches;</text:p>
      <text:p text:style-name="Standard">unsigned long timerStart = 0;</text:p>
      <text:p text:style-name="Standard">unsigned long signalTime = 0;</text:p>
      <text:p text:style-name="Standard">unsigned long signalError = 0;</text:p>
      <text:p text:style-name="Standard">unsigned long operationTimer = 0;</text:p>
      <text:p text:style-name="Standard"><text:s/></text:p>
      <text:p text:style-name="Standard">void setup() {</text:p>
      <text:p text:style-name="Standard"><text:s text:c="2"/>//Serial Port begin</text:p>
      <text:p text:style-name="Standard"><text:s text:c="2"/>Serial.begin (9600);</text:p>
      <text:p text:style-name="Standard"><text:s text:c="2"/>//Define inputs and outputs</text:p>
      <text:p text:style-name="Standard"><text:s text:c="2"/>pinMode(senPin, OUTPUT);</text:p>
      <text:p text:style-name="Standard"><text:s text:c="2"/>pinMode(senPin, INPUT);</text:p>
      <text:p text:style-name="Standard">}</text:p>
      <text:p text:style-name="Standard"><text:s/></text:p>
      <text:p text:style-name="Standard">void loop() {</text:p>
      <text:p text:style-name="Standard"><text:s text:c="2"/></text:p>
      <text:p text:style-name="Standard"/>
      <text:p text:style-name="Standard"/>
      <text:p text:style-name="Standard"><text:s text:c="2"/>//Send signal for each sensor</text:p>
      <text:p text:style-name="Standard"><text:s text:c="2"/>for(int i = 0; i &lt; sizeof(senPins)/2; i++) {</text:p>
      <text:p text:style-name="Standard"><text:s text:c="4"/>pinMode(senPins[i], OUTPUT);</text:p>
      <text:p text:style-name="Standard"><text:s text:c="4"/>digitalWrite(senPins[i], LOW);</text:p>
      <text:p text:style-name="Standard"><text:s text:c="2"/>} delayMicroseconds(2);</text:p>
      <text:p text:style-name="Standard"/>
      <text:p text:style-name="Standard"><text:s text:c="2"/>signalTime = micros();</text:p>
      <text:p text:style-name="Standard"><text:s text:c="2"/>for(int i = 0; i &lt; sizeof(senPins)/2; i++) { </text:p>
      <text:p text:style-name="Standard"><text:s text:c="4"/>digitalWrite(senPins[i], HIGH);</text:p>
      <text:p text:style-name="Standard"><text:s text:c="2"/>} </text:p>
      <text:p text:style-name="Standard"><text:s text:c="2"/>while(signalTime+14&gt;micros()){}</text:p>
      <text:p text:style-name="Standard"><text:s text:c="2"/>for(int i = 0; i &lt; sizeof(senPins)/2; i++) { //16 us</text:p>
      <text:p text:style-name="Standard"><text:s text:c="4"/>digitalWrite(senPins[i], LOW);</text:p>
      <text:p text:style-name="Standard"><text:s text:c="2"/>}</text:p>
      <text:p text:style-name="Standard"><text:s text:c="2"/></text:p>
      <text:p text:style-name="Standard"><text:s text:c="2"/>/*</text:p>
      <text:p text:style-name="Standard"><text:s text:c="2"/>pinMode(senPins[0], OUTPUT);</text:p>
      <text:p text:style-name="Standard"><text:s text:c="2"/>digitalWrite(senPins[0], LOW);</text:p>
      <text:p text:style-name="Standard"><text:s text:c="2"/>delayMicroseconds(5);</text:p>
      <text:p text:style-name="Standard"><text:s text:c="2"/>digitalWrite(senPins[0], HIGH);</text:p>
      <text:p text:style-name="Standard"><text:soft-page-break/><text:s text:c="2"/>delayMicroseconds(10);</text:p>
      <text:p text:style-name="Standard"><text:s text:c="2"/>digitalWrite(senPins[0], LOW);</text:p>
      <text:p text:style-name="Standard"><text:s/>*/</text:p>
      <text:p text:style-name="Standard"/>
      <text:p text:style-name="Standard"/>
      <text:p text:style-name="Standard"><text:s text:c="2"/>//operationTimer = micros();</text:p>
      <text:p text:style-name="Standard"><text:s text:c="2"/>//operationTimer = micros()-operationTimer;</text:p>
      <text:p text:style-name="Standard"><text:s text:c="2"/>//Serial.println(operationTimer);</text:p>
      <text:p text:style-name="Standard"><text:s text:c="2"/></text:p>
      <text:p text:style-name="Standard"><text:s text:c="2"/></text:p>
      <text:p text:style-name="Standard"><text:s text:c="2"/>for(int i = 0; i &lt; sizeof(senPins)/2; i++) {</text:p>
      <text:p text:style-name="Standard"><text:s text:c="4"/>pinMode(senPins[i], INPUT);</text:p>
      <text:p text:style-name="Standard"><text:s text:c="2"/>}</text:p>
      <text:p text:style-name="Standard"><text:s text:c="2"/>signalError = millis();</text:p>
      <text:p text:style-name="Standard"><text:s text:c="2"/>for(int i = 0; signalError+100&gt;millis() ; i = (i+1)%(sizeof(senPins)/2)) {</text:p>
      <text:p text:style-name="Standard"><text:s text:c="4"/>if(digitalRead(senPins[i]) == HIGH) {</text:p>
      <text:p text:style-name="Standard"><text:s text:c="6"/>timerStart = micros();</text:p>
      <text:p text:style-name="Standard"><text:s text:c="6"/>while(digitalRead(senPins[i]) == HIGH){}</text:p>
      <text:p text:style-name="Standard"><text:s text:c="6"/>duration = (micros()-timerStart);</text:p>
      <text:p text:style-name="Standard"><text:s text:c="6"/>cm = (duration/2) / 29.1; <text:s text:c="2"/></text:p>
      <text:p text:style-name="Standard"/>
      <text:p text:style-name="Standard"><text:s text:c="6"/>Serial.print(cm);</text:p>
      <text:p text:style-name="Standard"><text:s text:c="6"/>Serial.print(" cm");</text:p>
      <text:p text:style-name="Standard"><text:s text:c="6"/>Serial.println();</text:p>
      <text:p text:style-name="Standard"><text:s text:c="2"/></text:p>
      <text:p text:style-name="Standard"><text:s text:c="6"/>break;</text:p>
      <text:p text:style-name="Standard"><text:s text:c="4"/>}</text:p>
      <text:p text:style-name="Standard"><text:s text:c="2"/>}/*</text:p>
      <text:p text:style-name="Standard"><text:s text:c="2"/>timerStart = micros();</text:p>
      <text:p text:style-name="Standard"><text:s text:c="2"/></text:p>
      <text:p text:style-name="Standard"><text:s text:c="2"/>duration = (micros()-timerStart);</text:p>
      <text:p text:style-name="Standard"><text:s text:c="2"/>cm = (duration/2) / 29.1; </text:p>
      <text:p text:style-name="Standard"><text:s text:c="2"/>*/</text:p>
      <text:p text:style-name="Standard"/>
      <text:p text:style-name="Standard"><text:s text:c="2"/>/*</text:p>
      <text:p text:style-name="Standard"><text:s text:c="2"/>pinMode(senPins[0], INPUT);</text:p>
      <text:p text:style-name="Standard"><text:s text:c="2"/>signalError = millis();</text:p>
      <text:p text:style-name="Standard"><text:s text:c="2"/>while(digitalRead(senPins[0]) == LOW &amp;&amp; signalError+100&gt;millis()){}</text:p>
      <text:p text:style-name="Standard"><text:s text:c="2"/>timerStart = micros();</text:p>
      <text:p text:style-name="Standard"><text:s text:c="2"/>while(digitalRead(senPins[0]) == HIGH){}</text:p>
      <text:p text:style-name="Standard"><text:s text:c="2"/>duration = (micros()-timerStart);</text:p>
      <text:p text:style-name="Standard"><text:s text:c="2"/>cm = (duration/2) / 29.1; <text:s text:c="4"/></text:p>
      <text:p text:style-name="Standard"/>
      <text:p text:style-name="Standard"><text:s text:c="3"/></text:p>
      <text:p text:style-name="Standard"><text:s text:c="2"/>Serial.print(cm);</text:p>
      <text:p text:style-name="Standard"><text:s text:c="2"/>Serial.print(" cm");</text:p>
      <text:p text:style-name="Standard"><text:s text:c="2"/>Serial.println();</text:p>
      <text:p text:style-name="Standard">*/</text:p>
      <text:p text:style-name="Standard"/>
      <text:p text:style-name="Standard"><text:s text:c="2"/></text:p>
      <text:p text:style-name="Standard"><text:s text:c="2"/>//operationTimer = millis()-operationTimer;</text:p>
      <text:p text:style-name="Standard"><text:s text:c="2"/>//Serial.println(operationTimer);</text:p>
      <text:p text:style-name="Standard"><text:soft-page-break/><text:s text:c="2"/>delay(250);</text:p>
      <text:p text:style-name="Standard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9T13:34:53.788604646</meta:creation-date>
    <dc:date>2020-04-09T14:02:38.651280884</dc:date>
    <meta:editing-duration>PT17M34S</meta:editing-duration>
    <meta:editing-cycles>1</meta:editing-cycles>
    <meta:document-statistic meta:table-count="0" meta:image-count="0" meta:object-count="0" meta:page-count="3" meta:paragraph-count="97" meta:word-count="256" meta:character-count="2274" meta:non-whitespace-character-count="1855"/>
    <meta:generator>LibreOffice/6.3.5.2$Linux_AARCH64 LibreOffice_project/30$Build-2</meta:generator>
  </office:meta>
</office:document-meta>
</file>